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118.09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115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# Feature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Epoch Time (Shuffle)</text:p>
          </table:table-cell>
          <table:table-cell office:value-type="string" calcext:value-type="string">
            <text:p>Epoch Time (No Shuffle)</text:p>
          </table:table-cell>
          <table:table-cell table:number-columns-repeated="2" office:value-type="string" calcext:value-type="string">
            <text:p>Processing Rate (GB/s)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8" calcext:value-type="float">
            <text:p>39108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554035" calcext:value-type="float">
            <text:p>0.554035</text:p>
          </table:table-cell>
          <table:table-cell office:value-type="float" office:value="0.493685" calcext:value-type="float">
            <text:p>0.493685</text:p>
          </table:table-cell>
          <table:table-cell table:formula="of:=([.B2]*[.C2]*4)/[.F2]/1000000000" office:value-type="float" office:value="6.77654805201838" calcext:value-type="float">
            <text:p>6.776548052</text:p>
          </table:table-cell>
          <table:table-cell table:formula="of:=([.B2]*[.C2]*4)/[.G2]/1000000000" office:value-type="float" office:value="7.60493999210023" calcext:value-type="float">
            <text:p>7.6049399921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20.9264" calcext:value-type="float">
            <text:p>20.9264</text:p>
          </table:table-cell>
          <table:table-cell office:value-type="float" office:value="11.5033" calcext:value-type="float">
            <text:p>11.5033</text:p>
          </table:table-cell>
          <table:table-cell table:formula="of:=([.B3]*[.C3]*4)/[.F3]/1000000000" office:value-type="float" office:value="0.179412340392996" calcext:value-type="float">
            <text:p>0.1794123404</text:p>
          </table:table-cell>
          <table:table-cell table:formula="of:=([.B3]*[.C3]*4)/[.G3]/1000000000" office:value-type="float" office:value="0.326380638599358" calcext:value-type="float">
            <text:p>0.3263806386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3.014" calcext:value-type="float">
            <text:p>3.014</text:p>
          </table:table-cell>
          <table:table-cell office:value-type="float" office:value="2.24957" calcext:value-type="float">
            <text:p>2.24957</text:p>
          </table:table-cell>
          <table:table-cell table:formula="of:=([.B4]*[.C4]*4)/[.F4]/1000000000" office:value-type="float" office:value="1.24567166556072" calcext:value-type="float">
            <text:p>1.2456716656</text:p>
          </table:table-cell>
          <table:table-cell table:formula="of:=([.B4]*[.C4]*4)/[.G4]/1000000000" office:value-type="float" office:value="1.66896535782394" calcext:value-type="float">
            <text:p>1.6689653578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2.35556" calcext:value-type="float">
            <text:p>2.35556</text:p>
          </table:table-cell>
          <table:table-cell office:value-type="float" office:value="2.21334" calcext:value-type="float">
            <text:p>2.21334</text:p>
          </table:table-cell>
          <table:table-cell table:formula="of:=([.B5]*[.C5]*4)/[.F5]/1000000000" office:value-type="float" office:value="1.59386914364313" calcext:value-type="float">
            <text:p>1.5938691436</text:p>
          </table:table-cell>
          <table:table-cell table:formula="of:=([.B5]*[.C5]*4)/[.G5]/1000000000" office:value-type="float" office:value="1.69628452926347" calcext:value-type="float">
            <text:p>1.6962845293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2.20142" calcext:value-type="float">
            <text:p>2.20142</text:p>
          </table:table-cell>
          <table:table-cell office:value-type="float" office:value="2.19162" calcext:value-type="float">
            <text:p>2.19162</text:p>
          </table:table-cell>
          <table:table-cell table:formula="of:=([.B6]*[.C6]*4)/[.F6]/1000000000" office:value-type="float" office:value="1.70546937885547" calcext:value-type="float">
            <text:p>1.7054693789</text:p>
          </table:table-cell>
          <table:table-cell table:formula="of:=([.B6]*[.C6]*4)/[.G6]/1000000000" office:value-type="float" office:value="1.71309551838366" calcext:value-type="float">
            <text:p>1.7130955184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/>
          <table:table-cell office:value-type="float" office:value="1.97137" calcext:value-type="float">
            <text:p>1.97137</text:p>
          </table:table-cell>
          <table:table-cell/>
          <table:table-cell table:formula="of:=([.B7]*[.C7]*4)/[.G7]/1000000000" office:value-type="float" office:value="1.90448997397749" calcext:value-type="float">
            <text:p>1.904489974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5.0976" calcext:value-type="float">
            <text:p>5.0976</text:p>
          </table:table-cell>
          <table:table-cell/>
          <table:table-cell table:formula="of:=([.B8]*[.C8]*4)/[.F8]/1000000000" office:value-type="float" office:value="0.736514124293785" calcext:value-type="float">
            <text:p>0.736514124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200341" calcext:value-type="float">
            <text:p>0.200341</text:p>
          </table:table-cell>
          <table:table-cell office:value-type="float" office:value="0.164978" calcext:value-type="float">
            <text:p>0.164978</text:p>
          </table:table-cell>
          <table:table-cell table:formula="of:=([.B10]*[.C10]*4)/[.F10]/1000000000" office:value-type="float" office:value="6.11213678677854" calcext:value-type="float">
            <text:p>6.1121367868</text:p>
          </table:table-cell>
          <table:table-cell table:formula="of:=([.B10]*[.C10]*4)/[.G10]/1000000000" office:value-type="float" office:value="7.4222720362715" calcext:value-type="float">
            <text:p>7.4222720363</text:p>
          </table:table-cell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5.42061" calcext:value-type="float">
            <text:p>5.42061</text:p>
          </table:table-cell>
          <table:table-cell office:value-type="float" office:value="2.69987" calcext:value-type="float">
            <text:p>2.69987</text:p>
          </table:table-cell>
          <table:table-cell table:formula="of:=([.B11]*[.C11]*4)/[.F11]/1000000000" office:value-type="float" office:value="0.225899224626011" calcext:value-type="float">
            <text:p>0.2258992246</text:p>
          </table:table-cell>
          <table:table-cell table:formula="of:=([.B11]*[.C11]*4)/[.G11]/1000000000" office:value-type="float" office:value="0.453544650668365" calcext:value-type="float">
            <text:p>0.4535446507</text:p>
          </table:table-cell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0.851369" calcext:value-type="float">
            <text:p>0.851369</text:p>
          </table:table-cell>
          <table:table-cell office:value-type="float" office:value="0.657203" calcext:value-type="float">
            <text:p>0.657203</text:p>
          </table:table-cell>
          <table:table-cell table:formula="of:=([.B12]*[.C12]*4)/[.F12]/1000000000" office:value-type="float" office:value="1.43828539211552" calcext:value-type="float">
            <text:p>1.4382853921</text:p>
          </table:table-cell>
          <table:table-cell table:formula="of:=([.B12]*[.C12]*4)/[.G12]/1000000000" office:value-type="float" office:value="1.86321668647283" calcext:value-type="float">
            <text:p>1.8632166865</text:p>
          </table:table-cell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0.662218" calcext:value-type="float">
            <text:p>0.662218</text:p>
          </table:table-cell>
          <table:table-cell office:value-type="float" office:value="0.650152" calcext:value-type="float">
            <text:p>0.650152</text:p>
          </table:table-cell>
          <table:table-cell table:formula="of:=([.B13]*[.C13]*4)/[.F13]/1000000000" office:value-type="float" office:value="1.84910648155139" calcext:value-type="float">
            <text:p>1.8491064816</text:p>
          </table:table-cell>
          <table:table-cell table:formula="of:=([.B13]*[.C13]*4)/[.G13]/1000000000" office:value-type="float" office:value="1.88342356249" calcext:value-type="float">
            <text:p>1.8834235625</text:p>
          </table:table-cell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0.634969" calcext:value-type="float">
            <text:p>0.634969</text:p>
          </table:table-cell>
          <table:table-cell office:value-type="float" office:value="0.65329" calcext:value-type="float">
            <text:p>0.65329</text:p>
          </table:table-cell>
          <table:table-cell table:formula="of:=([.B14]*[.C14]*4)/[.F14]/1000000000" office:value-type="float" office:value="1.92845886334608" calcext:value-type="float">
            <text:p>1.9284588633</text:p>
          </table:table-cell>
          <table:table-cell table:formula="of:=([.B14]*[.C14]*4)/[.G14]/1000000000" office:value-type="float" office:value="1.87437676376494" calcext:value-type="float">
            <text:p>1.8743767638</text:p>
          </table:table-cell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 office:value-type="float" office:value="0.62418" calcext:value-type="float">
            <text:p>0.62418</text:p>
          </table:table-cell>
          <table:table-cell office:value-type="float" office:value="0.619869" calcext:value-type="float">
            <text:p>0.619869</text:p>
          </table:table-cell>
          <table:table-cell table:formula="of:=([.B15]*[.C15]*4)/[.F15]/1000000000" office:value-type="float" office:value="1.96179242526194" calcext:value-type="float">
            <text:p>1.9617924253</text:p>
          </table:table-cell>
          <table:table-cell table:formula="of:=([.B15]*[.C15]*4)/[.G15]/1000000000" office:value-type="float" office:value="1.97543609375529" calcext:value-type="float">
            <text:p>1.9754360938</text:p>
          </table:table-cell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1.68577" calcext:value-type="float">
            <text:p>1.68577</text:p>
          </table:table-cell>
          <table:table-cell/>
          <table:table-cell table:formula="of:=([.B16]*[.C16]*4)/[.F16]/1000000000" office:value-type="float" office:value="0.726381176554334" calcext:value-type="float">
            <text:p>0.726381176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0123072" calcext:value-type="float">
            <text:p>0.0123072</text:p>
          </table:table-cell>
          <table:table-cell/>
          <table:table-cell table:formula="of:=([.B18]*[.C18]*4)/[.F18]/1000000000" office:value-type="float" office:value="1.34194422776911" calcext:value-type="float">
            <text:p>1.3419442278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0.02792" calcext:value-type="float">
            <text:p>0.02792</text:p>
          </table:table-cell>
          <table:table-cell/>
          <table:table-cell table:formula="of:=([.B19]*[.C19]*4)/[.F19]/1000000000" office:value-type="float" office:value="0.591532091690544" calcext:value-type="float">
            <text:p>0.5915320917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0.00655508" calcext:value-type="float">
            <text:p>0.00655508</text:p>
          </table:table-cell>
          <table:table-cell/>
          <table:table-cell table:formula="of:=([.B20]*[.C20]*4)/[.F20]/1000000000" office:value-type="float" office:value="2.51950792362565" calcext:value-type="float">
            <text:p>2.5195079236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0.00533986" calcext:value-type="float">
            <text:p>0.00533986</text:p>
          </table:table-cell>
          <table:table-cell/>
          <table:table-cell table:formula="of:=([.B21]*[.C21]*4)/[.F21]/1000000000" office:value-type="float" office:value="3.09288558126992" calcext:value-type="float">
            <text:p>3.0928855813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0.00513721" calcext:value-type="float">
            <text:p>0.00513721</text:p>
          </table:table-cell>
          <table:table-cell/>
          <table:table-cell table:formula="of:=([.B22]*[.C22]*4)/[.F22]/1000000000" office:value-type="float" office:value="3.21489213016404" calcext:value-type="float">
            <text:p>3.2148921302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/>
          <table:table-cell office:value-type="float" office:value="0.01159" calcext:value-type="float">
            <text:p>0.01159</text:p>
          </table:table-cell>
          <table:table-cell/>
          <table:table-cell table:formula="of:=([.B23]*[.C23]*4)/[.G23]/1000000000" office:value-type="float" office:value="1.42498498705781" calcext:value-type="float">
            <text:p>1.4249849871</text:p>
          </table:table-cell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0.0581979" calcext:value-type="float">
            <text:p>0.0581979</text:p>
          </table:table-cell>
          <table:table-cell/>
          <table:table-cell table:formula="of:=([.B24]*[.C24]*4)/[.F24]/1000000000" office:value-type="float" office:value="0.283783023098772" calcext:value-type="float">
            <text:p>0.283783023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469294" calcext:value-type="float">
            <text:p>0.469294</text:p>
          </table:table-cell>
          <table:table-cell/>
          <table:table-cell table:formula="of:=([.B26]*[.C26]*4)/[.F26]/1000000000" office:value-type="float" office:value="5.80935959121574" calcext:value-type="float">
            <text:p>5.8093595912</text:p>
          </table:table-cell>
          <table:table-cell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12.8468" calcext:value-type="float">
            <text:p>12.8468</text:p>
          </table:table-cell>
          <table:table-cell/>
          <table:table-cell table:formula="of:=([.B27]*[.C27]*4)/[.F27]/1000000000" office:value-type="float" office:value="0.21221608493944" calcext:value-type="float">
            <text:p>0.2122160849</text:p>
          </table:table-cell>
          <table:table-cell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1.99738" calcext:value-type="float">
            <text:p>1.99738</text:p>
          </table:table-cell>
          <table:table-cell/>
          <table:table-cell table:formula="of:=([.B28]*[.C28]*4)/[.F28]/1000000000" office:value-type="float" office:value="1.36493686729616" calcext:value-type="float">
            <text:p>1.3649368673</text:p>
          </table:table-cell>
          <table:table-cell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1.50995" calcext:value-type="float">
            <text:p>1.50995</text:p>
          </table:table-cell>
          <table:table-cell/>
          <table:table-cell table:formula="of:=([.B29]*[.C29]*4)/[.F29]/1000000000" office:value-type="float" office:value="1.80555488592338" calcext:value-type="float">
            <text:p>1.8055548859</text:p>
          </table:table-cell>
          <table:table-cell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1.43647" calcext:value-type="float">
            <text:p>1.43647</text:p>
          </table:table-cell>
          <table:table-cell/>
          <table:table-cell table:formula="of:=([.B30]*[.C30]*4)/[.F30]/1000000000" office:value-type="float" office:value="1.89791474935084" calcext:value-type="float">
            <text:p>1.8979147494</text:p>
          </table:table-cell>
          <table:table-cell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/>
          <table:table-cell office:value-type="float" office:value="1.35424" calcext:value-type="float">
            <text:p>1.35424</text:p>
          </table:table-cell>
          <table:table-cell/>
          <table:table-cell table:formula="of:=([.B31]*[.C31]*4)/[.G31]/1000000000" office:value-type="float" office:value="2.01315689981096" calcext:value-type="float">
            <text:p>2.0131568998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4.688542" calcext:value-type="float">
            <text:p>4.688542</text:p>
          </table:table-cell>
          <table:table-cell/>
          <table:table-cell table:formula="of:=([.B32]*[.C32]*4)/[.F32]/1000000000" office:value-type="float" office:value="0.581480895340172" calcext:value-type="float">
            <text:p>0.5814808953</text:p>
          </table:table-cell>
          <table:table-cell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pSCD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1.25398" calcext:value-type="float">
            <text:p>1.25398</text:p>
          </table:table-cell>
          <table:table-cell/>
          <table:table-cell table:formula="of:=([.B33]*[.C33]*4)/[.G33]/1000000000" office:value-type="float" office:value="2.17411569562513" calcext:value-type="float">
            <text:p>2.17411569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0:39:24.100532138</meta:creation-date>
    <dc:date>2018-09-28T13:50:14.228550608</dc:date>
    <meta:editing-duration>P1DT3H10M34S</meta:editing-duration>
    <meta:editing-cycles>31</meta:editing-cycles>
    <meta:generator>LibreOffice/5.1.6.2$Linux_X86_64 LibreOffice_project/10m0$Build-2</meta:generator>
    <meta:document-statistic meta:table-count="1" meta:cell-count="234" meta:object-count="0"/>
  </office:meta>
</office:document-meta>
</file>